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02cm" fo:min-width="1.405cm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236cm" svg:height="3.809cm" draw:transform="rotate (-0.127059969545188) translate (2.63477171534114cm 6.09791109340507cm)" svg:viewBox="0 0 14237 3810" svg:d="M0 3810c789-16 1577-86 2362-159 350-32 700-89 1050-134 454-58 909-120 1364-174 502-60 1011-254 1510-158 632 122 508-543 562-890 73-464-495-1177 369-1291 535-71 1072-137 1610-206 419-54 838-122 1259-161 447-41 876-167 1325-205 445-38 888-103 1330-170 407-62 801-200 1215-226l281-36">
          <text:p/>
        </draw:path>
        <draw:line draw:style-name="gr2" draw:text-style-name="P1" draw:layer="layout" svg:x1="2.27cm" svg:y1="8.62cm" svg:x2="2.27cm" svg:y2="9.89cm">
          <text:p/>
        </draw:line>
        <draw:line draw:style-name="gr3" draw:text-style-name="P1" draw:layer="layout" svg:x1="16.24cm" svg:y1="6.397cm" svg:x2="16.24cm" svg:y2="7.985cm">
          <text:p/>
        </draw:line>
        <draw:line draw:style-name="gr4" draw:text-style-name="P1" draw:layer="layout" svg:x1="10.525cm" svg:y1="6.397cm" svg:x2="10.525cm" svg:y2="7.985cm">
          <text:p/>
        </draw:line>
        <draw:path draw:style-name="gr1" draw:text-style-name="P1" draw:layer="layout" svg:width="3.531cm" svg:height="3.103cm" draw:transform="rotate (-2.2153464195564) translate (11.3701911737746cm 8.60513886634675cm)" svg:viewBox="0 0 3532 3104" svg:d="M527 3104c650-132 1338-101 1961-326 485-176 1275-366 979-1222-155-451 156-1164-298-1453-501-320-1080 182-1481 495-428 334-885 621-1319 947-349 263-552 870-139 1165l212 282z">
          <text:p/>
        </draw:path>
        <draw:line draw:style-name="gr5" draw:text-style-name="P1" draw:layer="layout" svg:x1="7.032cm" svg:y1="8.937cm" svg:x2="7.032cm" svg:y2="9.89cm">
          <text:p/>
        </draw:line>
        <draw:frame draw:style-name="gr6" draw:text-style-name="P2" draw:layer="layout" svg:width="1.588cm" svg:height="0.962cm" svg:x="1.952cm" svg:y="7.34cm">
          <draw:text-box>
            <text:p>L</text:p>
          </draw:text-box>
        </draw:frame>
        <draw:frame draw:style-name="gr6" draw:text-style-name="P2" draw:layer="layout" svg:width="1.588cm" svg:height="0.962cm" svg:x="6.08cm" svg:y="7.667cm">
          <draw:text-box>
            <text:p>L</text:p>
          </draw:text-box>
        </draw:frame>
        <draw:frame draw:style-name="gr6" draw:text-style-name="P2" draw:layer="layout" svg:width="1.588cm" svg:height="0.962cm" svg:x="9.889cm" svg:y="5.118cm">
          <draw:text-box>
            <text:p>R</text:p>
          </draw:text-box>
        </draw:frame>
        <draw:frame draw:style-name="gr6" draw:text-style-name="P2" draw:layer="layout" svg:width="1.588cm" svg:height="0.962cm" svg:x="15.604cm" svg:y="5.127cm">
          <draw:text-box>
            <text:p>R</text:p>
          </draw:text-box>
        </draw:frame>
        <draw:custom-shape draw:style-name="gr7" draw:text-style-name="P1" draw:layer="layout" svg:width="1.905cm" svg:height="1.27cm" svg:x="2.587cm" svg:y="18.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1.27cm" svg:x="4.492cm" svg:y="18.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1.27cm" svg:x="6.397cm" svg:y="18.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1.27cm" svg:x="8.302cm" svg:y="18.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1.27cm" svg:x="10.207cm" svg:y="18.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1.27cm" svg:x="12.112cm" svg:y="18.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1.27cm" svg:x="14.017cm" svg:y="18.7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88cm" svg:height="0.962cm" svg:x="2.905cm" svg:y="19.088cm">
          <draw:text-box>
            <text:p>1</text:p>
          </draw:text-box>
        </draw:frame>
        <draw:frame draw:style-name="gr6" draw:text-style-name="P2" draw:layer="layout" svg:width="1.588cm" svg:height="0.962cm" svg:x="4.81cm" svg:y="19.088cm">
          <draw:text-box>
            <text:p>5</text:p>
          </draw:text-box>
        </draw:frame>
        <draw:frame draw:style-name="gr6" draw:text-style-name="P2" draw:layer="layout" svg:width="1.588cm" svg:height="0.962cm" svg:x="6.714cm" svg:y="19.088cm">
          <draw:text-box>
            <text:p>7</text:p>
          </draw:text-box>
        </draw:frame>
        <draw:frame draw:style-name="gr6" draw:text-style-name="P2" draw:layer="layout" svg:width="1.588cm" svg:height="0.962cm" svg:x="8.619cm" svg:y="19.097cm">
          <draw:text-box>
            <text:p>9</text:p>
          </draw:text-box>
        </draw:frame>
        <draw:frame draw:style-name="gr6" draw:text-style-name="P2" draw:layer="layout" svg:width="1.588cm" svg:height="0.962cm" svg:x="10.524cm" svg:y="19.097cm">
          <draw:text-box>
            <text:p>25</text:p>
          </draw:text-box>
        </draw:frame>
        <draw:frame draw:style-name="gr6" draw:text-style-name="P2" draw:layer="layout" svg:width="1.588cm" svg:height="0.962cm" svg:x="12.43cm" svg:y="19.088cm">
          <draw:text-box>
            <text:p>31</text:p>
          </draw:text-box>
        </draw:frame>
        <draw:frame draw:style-name="gr6" draw:text-style-name="P2" draw:layer="layout" svg:width="1.588cm" svg:height="0.962cm" svg:x="14.335cm" svg:y="19.088cm">
          <draw:text-box>
            <text:p>44</text:p>
          </draw:text-box>
        </draw:frame>
        <draw:line draw:style-name="gr2" draw:text-style-name="P1" draw:layer="layout" svg:x1="2.905cm" svg:y1="17.52cm" svg:x2="2.905cm" svg:y2="18.79cm">
          <text:p/>
        </draw:line>
        <draw:frame draw:style-name="gr6" draw:text-style-name="P2" draw:layer="layout" svg:width="1.588cm" svg:height="0.962cm" svg:x="2.587cm" svg:y="16.24cm">
          <draw:text-box>
            <text:p>L</text:p>
          </draw:text-box>
        </draw:frame>
        <draw:line draw:style-name="gr3" draw:text-style-name="P1" draw:layer="layout" svg:x1="14.97cm" svg:y1="17.192cm" svg:x2="14.97cm" svg:y2="18.78cm">
          <text:p/>
        </draw:line>
        <draw:frame draw:style-name="gr6" draw:text-style-name="P2" draw:layer="layout" svg:width="1.588cm" svg:height="0.962cm" svg:x="14.334cm" svg:y="15.922cm">
          <draw:text-box>
            <text:p>R</text:p>
          </draw:text-box>
        </draw:frame>
        <draw:line draw:style-name="gr3" draw:text-style-name="P1" draw:layer="layout" svg:x1="9.255cm" svg:y1="17.192cm" svg:x2="9.255cm" svg:y2="18.78cm">
          <text:p/>
        </draw:line>
        <draw:line draw:style-name="gr8" draw:text-style-name="P1" draw:layer="layout" svg:x1="2.905cm" svg:y1="17.827cm" svg:x2="9.255cm" svg:y2="17.827cm">
          <text:p/>
        </draw:line>
        <draw:line draw:style-name="gr3" draw:text-style-name="P1" draw:layer="layout" svg:x1="11.16cm" svg:y1="17.192cm" svg:x2="11.16cm" svg:y2="18.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3:54:43.985654543</meta:creation-date>
    <dc:date>2023-03-10T14:20:32.274308143</dc:date>
    <meta:editing-duration>PT2H19M32S</meta:editing-duration>
    <meta:editing-cycles>2</meta:editing-cycles>
    <meta:generator>LibreOffice/7.3.7.2$Linux_X86_64 LibreOffice_project/30$Build-2</meta:generator>
    <meta:document-statistic meta:object-count="31"/>
  </office:meta>
</office:document-meta>
</file>